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88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Metric A</text:p>
          </table:table-cell>
          <table:table-cell office:value-type="string">
            <text:p>Metric B</text:p>
          </table:table-cell>
          <table:table-cell office:value-type="string">
            <text:p>Metric C</text:p>
          </table:table-cell>
          <table:table-cell office:value-type="string">
            <text:p>Metric D</text:p>
          </table:table-cell>
          <table:table-cell office:value-type="string">
            <text:p>Metric E</text:p>
          </table:table-cell>
        </table:table-row>
        <table:table-row table:style-name="ro1">
          <table:table-cell office:value-type="date" office:date-value="2010-01-26T01:02:03">
            <text:p>26/01/10 01:0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foo bar first</text:p>
          </table:table-cell>
        </table:table-row>
        <table:table-row table:style-name="ro1">
          <table:table-cell office:value-type="date" office:date-value="2010-01-26T05:02:03">
            <text:p>26/01/10 05:02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foo bar second</text:p>
          </table:table-cell>
        </table:table-row>
        <table:table-row table:style-name="ro1">
          <table:table-cell office:value-type="date" office:date-value="2010-01-26T09:02:03">
            <text:p>26/01/10 09:02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string">
            <text:p>foo bar third</text:p>
          </table:table-cell>
        </table:table-row>
        <table:table-row table:style-name="ro1">
          <table:table-cell office:value-type="date" office:date-value="2010-01-26T13:02:03">
            <text:p>26/01/10 13:0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string">
            <text:p>foo bar la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25/07/2010</text:date>, <text:time>20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30" meta:object-count="0"/>
    <meta:generator>OpenOffice.org/3.2$Linux OpenOffice.org_project/320m12$Build-9483</meta:generator>
  </office:meta>
</office:document-meta>
</file>